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color="#000000"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0cm"/>
    </style:style>
    <style:style style:name="gr8" style:family="graphic" style:parent-style-name="standard">
      <style:graphic-properties draw:stroke="solid" draw:stroke-dash="Ultrafine_20_Dashed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000000" draw:textarea-horizontal-align="center" draw:textarea-vertical-align="middle"/>
    </style:style>
    <style:style style:name="gr10" style:family="graphic" style:parent-style-name="standard">
      <style:graphic-properties draw:stroke="solid" svg:stroke-width="0.06cm" svg:stroke-color="#000000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11" style:family="graphic" style:parent-style-name="standard">
      <style:graphic-properties draw:stroke="solid" svg:stroke-width="0.06cm" svg:stroke-color="#000000" draw:marker-start-width="0.31cm" draw:marker-end-width="0.31cm" draw:textarea-horizontal-align="center" draw:textarea-vertical-align="middle" fo:padding-top="0.155cm" fo:padding-bottom="0.155cm" fo:padding-left="0.28cm" fo:padding-right="0.28cm"/>
    </style:style>
    <style:style style:name="P1" style:family="paragraph">
      <style:paragraph-properties fo:text-align="center"/>
      <style:text-properties fo:font-style="normal" fo:font-weight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1pt" fo:font-weight="bold" style:font-size-asian="12pt" style:font-weight-asian="bold" style:font-size-complex="12pt" style:font-weight-complex="bold"/>
    </style:style>
    <style:style style:name="P5" style:family="paragraph">
      <style:paragraph-properties fo:margin-left="0cm" fo:margin-right="0cm" fo:text-indent="0cm"/>
      <style:text-properties fo:font-size="9pt" fo:font-style="normal" fo:font-weight="normal" style:font-size-asian="9pt" style:font-weight-asian="normal" style:font-size-complex="9pt" style:font-weight-complex="normal"/>
    </style:style>
    <style:style style:name="P6" style:family="paragraph">
      <style:paragraph-properties fo:margin-left="0cm" fo:margin-right="0cm" fo:text-indent="0cm"/>
      <style:text-properties fo:font-size="9pt" fo:font-style="normal" fo:font-weight="bold" style:font-size-asian="10pt" style:font-weight-asian="bold" style:font-size-complex="10pt" style:font-weight-complex="bold"/>
    </style:style>
    <style:style style:name="P7" style:family="paragraph">
      <style:paragraph-properties fo:margin-left="0cm" fo:margin-right="0cm" fo:text-indent="0cm"/>
      <style:text-properties fo:font-size="11pt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size="11pt" fo:font-weight="bold" style:font-size-asian="12pt" style:font-weight-asian="bold" style:font-size-complex="12pt" style:font-weight-complex="bold"/>
    </style:style>
    <style:style style:name="T2" style:family="text">
      <style:text-properties fo:font-size="9pt" fo:font-style="normal" fo:font-weight="normal" style:font-size-asian="9pt" style:font-weight-asian="normal" style:font-size-complex="9pt" style:font-weight-complex="normal"/>
    </style:style>
    <style:style style:name="T3" style:family="text">
      <style:text-properties fo:font-size="9pt" fo:font-style="normal" fo:font-weight="bold" style:font-size-asian="10pt" style:font-weight-asian="bold" style:font-size-complex="10pt" style:font-weight-complex="bold"/>
    </style:style>
    <style:style style:name="T4" style:family="text">
      <style:text-properties fo:font-size="11pt" fo:font-style="normal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0.5cm" svg:x="7.5cm" svg:y="6.4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1cm" svg:height="0.5cm" svg:x="5.2cm" svg:y="6.4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cm" svg:height="4.5cm" svg:x="10.1cm" svg:y="6.7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cm" svg:height="3cm" svg:x="10.1cm" svg:y="3.5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4cm" svg:height="0.7cm" svg:x="1.5cm" svg:y="2.5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cm" svg:height="9cm" svg:x="1.5cm" svg:y="2.5cm">
          <text:p text:style-name="P3"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1cm" svg:y1="2.5cm" svg:x2="5.1cm" svg:y2="11.5cm">
          <text:p text:style-name="P3"/>
        </draw:line>
        <draw:line draw:style-name="gr5" draw:text-style-name="P2" draw:layer="layout" svg:x1="10cm" svg:y1="2.5cm" svg:x2="10cm" svg:y2="11.5cm">
          <text:p text:style-name="P3"/>
        </draw:line>
        <draw:line draw:style-name="gr5" draw:text-style-name="P2" draw:layer="layout" svg:x1="7.4cm" svg:y1="2.5cm" svg:x2="7.4cm" svg:y2="11.5cm">
          <text:p text:style-name="P3"/>
        </draw:line>
        <draw:frame draw:style-name="gr6" draw:text-style-name="P4" draw:layer="layout" svg:width="3.965cm" svg:height="0.683cm" svg:x="1.3cm" svg:y="2.5cm">
          <draw:text-box>
            <text:p text:style-name="P3"><text:span text:style-name="T1">GRASS Datenbank</text:span></text:p>
          </draw:text-box>
        </draw:frame>
        <draw:frame draw:style-name="gr6" draw:text-style-name="P4" draw:layer="layout" svg:width="2.517cm" svg:height="0.683cm" svg:x="5cm" svg:y="2.5cm">
          <draw:text-box>
            <text:p text:style-name="P3"><text:span text:style-name="T1">LOCATION</text:span></text:p>
          </draw:text-box>
        </draw:frame>
        <draw:frame draw:style-name="gr6" draw:text-style-name="P4" draw:layer="layout" svg:width="2.102cm" svg:height="0.683cm" svg:x="7.697cm" svg:y="2.5cm">
          <draw:text-box>
            <text:p text:style-name="P3"><text:span text:style-name="T1">MAPSET</text:span></text:p>
          </draw:text-box>
        </draw:frame>
        <draw:frame draw:style-name="gr6" draw:text-style-name="P4" draw:layer="layout" svg:width="4.977cm" svg:height="0.683cm" svg:x="10.255cm" svg:y="2.5cm">
          <draw:text-box>
            <text:p text:style-name="P3"><text:span text:style-name="T1">Geometrie und Attribute</text:span></text:p>
          </draw:text-box>
        </draw:frame>
        <draw:frame draw:style-name="gr6" draw:text-style-name="P5" draw:layer="layout" svg:width="3.597cm" svg:height="0.607cm" svg:x="1.5cm" svg:y="6.393cm">
          <draw:text-box>
            <text:p text:style-name="P3"><text:span text:style-name="T2">/home/user/grassdata</text:span></text:p>
          </draw:text-box>
        </draw:frame>
        <draw:frame draw:style-name="gr6" draw:text-style-name="P6" draw:layer="layout" svg:width="1.569cm" svg:height="0.607cm" svg:x="5.382cm" svg:y="6.4cm">
          <draw:text-box>
            <text:p text:style-name="P3"><text:span text:style-name="T3">/alaska</text:span></text:p>
          </draw:text-box>
        </draw:frame>
        <draw:frame draw:style-name="gr6" draw:text-style-name="P6" draw:layer="layout" svg:width="1.442cm" svg:height="0.607cm" svg:x="7.4cm" svg:y="6.4cm">
          <draw:text-box>
            <text:p text:style-name="P3"><text:span text:style-name="T3">/demo</text:span></text:p>
          </draw:text-box>
        </draw:frame>
        <draw:frame draw:style-name="gr6" draw:text-style-name="P6" draw:layer="layout" svg:width="1.124cm" svg:height="0.607cm" svg:x="10.2cm" svg:y="4.893cm">
          <draw:text-box>
            <text:p text:style-name="P3"><text:span text:style-name="T3">/cell</text:span></text:p>
          </draw:text-box>
        </draw:frame>
        <draw:frame draw:style-name="gr6" draw:text-style-name="P6" draw:layer="layout" svg:width="1.514cm" svg:height="0.607cm" svg:x="10.2cm" svg:y="5.393cm">
          <draw:text-box>
            <text:p text:style-name="P3"><text:span text:style-name="T3">/cellhd</text:span></text:p>
          </draw:text-box>
        </draw:frame>
        <draw:frame draw:style-name="gr6" draw:text-style-name="P6" draw:layer="layout" svg:width="2.03cm" svg:height="0.607cm" svg:x="11.994cm" svg:y="3.694cm">
          <draw:text-box>
            <text:p text:style-name="P3"><text:span text:style-name="T3">/cell_misc</text:span></text:p>
          </draw:text-box>
        </draw:frame>
        <draw:frame draw:style-name="gr6" draw:text-style-name="P6" draw:layer="layout" svg:width="1.175cm" svg:height="0.607cm" svg:x="11.994cm" svg:y="4.294cm">
          <draw:text-box>
            <text:p text:style-name="P3"><text:span text:style-name="T3">/colr</text:span></text:p>
          </draw:text-box>
        </draw:frame>
        <draw:frame draw:style-name="gr6" draw:text-style-name="P6" draw:layer="layout" svg:width="1.23cm" svg:height="0.607cm" svg:x="11.994cm" svg:y="4.794cm">
          <draw:text-box>
            <text:p text:style-name="P3"><text:span text:style-name="T3">/fcell</text:span></text:p>
          </draw:text-box>
        </draw:frame>
        <draw:frame draw:style-name="gr6" draw:text-style-name="P6" draw:layer="layout" svg:width="1.158cm" svg:height="0.607cm" svg:x="11.994cm" svg:y="5.395cm">
          <draw:text-box>
            <text:p text:style-name="P3"><text:span text:style-name="T3">/hist</text:span></text:p>
          </draw:text-box>
        </draw:frame>
        <draw:frame draw:style-name="gr6" draw:text-style-name="P6" draw:layer="layout" svg:width="1.23cm" svg:height="0.607cm" svg:x="10.2cm" svg:y="4.294cm">
          <draw:text-box>
            <text:p text:style-name="P3"><text:span text:style-name="T3">/cats</text:span></text:p>
          </draw:text-box>
        </draw:frame>
        <draw:frame draw:style-name="gr6" draw:text-style-name="P6" draw:layer="layout" svg:width="1.543cm" svg:height="0.607cm" svg:x="10.101cm" svg:y="7.594cm">
          <draw:text-box>
            <text:p text:style-name="P3"><text:span text:style-name="T3">/vector</text:span></text:p>
          </draw:text-box>
        </draw:frame>
        <draw:frame draw:style-name="gr6" draw:text-style-name="P6" draw:layer="layout" svg:width="1.086cm" svg:height="0.607cm" svg:x="10.102cm" svg:y="9.795cm">
          <draw:text-box>
            <text:p text:style-name="P3"><text:span text:style-name="T3">/dbf</text:span></text:p>
          </draw:text-box>
        </draw:frame>
        <draw:frame draw:style-name="gr6" draw:text-style-name="P6" draw:layer="layout" svg:width="1.776cm" svg:height="0.607cm" svg:x="11.894cm" svg:y="6.996cm">
          <draw:text-box>
            <text:p text:style-name="P3"><text:span text:style-name="T3">/airports</text:span></text:p>
          </draw:text-box>
        </draw:frame>
        <draw:frame draw:style-name="gr6" draw:text-style-name="P6" draw:layer="layout" svg:width="1.569cm" svg:height="0.607cm" svg:x="11.894cm" svg:y="7.597cm">
          <draw:text-box>
            <text:p text:style-name="P3"><text:span text:style-name="T3">/alaska</text:span></text:p>
          </draw:text-box>
        </draw:frame>
        <draw:frame draw:style-name="gr6" draw:text-style-name="P6" draw:layer="layout" svg:width="1.455cm" svg:height="0.607cm" svg:x="11.894cm" svg:y="8.198cm">
          <draw:text-box>
            <text:p text:style-name="P3"><text:span text:style-name="T3">/rivers</text:span></text:p>
          </draw:text-box>
        </draw:frame>
        <draw:frame draw:style-name="gr6" draw:text-style-name="P6" draw:layer="layout" svg:width="2.272cm" svg:height="0.607cm" svg:x="11.794cm" svg:y="9.197cm">
          <draw:text-box>
            <text:p text:style-name="P3"><text:span text:style-name="T3">airports.dbf</text:span></text:p>
          </draw:text-box>
        </draw:frame>
        <draw:frame draw:style-name="gr6" draw:text-style-name="P6" draw:layer="layout" svg:width="2.064cm" svg:height="0.607cm" svg:x="11.794cm" svg:y="9.798cm">
          <draw:text-box>
            <text:p text:style-name="P3"><text:span text:style-name="T3">alaska.dbf</text:span></text:p>
          </draw:text-box>
        </draw:frame>
        <draw:frame draw:style-name="gr6" draw:text-style-name="P6" draw:layer="layout" svg:width="1.95cm" svg:height="0.607cm" svg:x="11.794cm" svg:y="10.399cm">
          <draw:text-box>
            <text:p text:style-name="P3"><text:span text:style-name="T3">rivers.dbf</text:span></text:p>
          </draw:text-box>
        </draw:frame>
        <draw:frame draw:style-name="gr6" draw:text-style-name="P6" draw:layer="layout" svg:width="1.192cm" svg:height="0.963cm" svg:x="13.794cm" svg:y="6.698cm">
          <draw:text-box>
            <text:p text:style-name="P3"><text:span text:style-name="T3">coor</text:span></text:p>
            <text:p text:style-name="P3"><text:span text:style-name="T3"/></text:p>
          </draw:text-box>
        </draw:frame>
        <draw:frame draw:style-name="gr7" draw:text-style-name="P6" draw:layer="layout" svg:width="1.175cm" svg:height="0.706cm" svg:x="13.794cm" svg:y="7.1cm">
          <draw:text-box>
            <text:p text:style-name="P3"><text:span text:style-name="T3">dbln</text:span></text:p>
          </draw:text-box>
        </draw:frame>
        <draw:frame draw:style-name="gr6" draw:text-style-name="P6" draw:layer="layout" svg:width="1.069cm" svg:height="0.607cm" svg:x="13.794cm" svg:y="7.499cm">
          <draw:text-box>
            <text:p text:style-name="P3"><text:span text:style-name="T3">hist</text:span></text:p>
          </draw:text-box>
        </draw:frame>
        <draw:frame draw:style-name="gr6" draw:text-style-name="P6" draw:layer="layout" svg:width="1.141cm" svg:height="0.963cm" svg:x="13.794cm" svg:y="7.9cm">
          <draw:text-box>
            <text:p text:style-name="P3"><text:span text:style-name="T3">sidx</text:span></text:p>
            <text:p text:style-name="P3"><text:span text:style-name="T3"/></text:p>
          </draw:text-box>
        </draw:frame>
        <draw:frame draw:style-name="gr6" draw:text-style-name="P6" draw:layer="layout" svg:width="1.192cm" svg:height="0.607cm" svg:x="13.794cm" svg:y="8.3cm">
          <draw:text-box>
            <text:p text:style-name="P3"><text:span text:style-name="T3">topo</text:span></text:p>
          </draw:text-box>
        </draw:frame>
        <draw:custom-shape draw:style-name="gr8" draw:text-style-name="P1" draw:layer="layout" svg:width="3.4cm" svg:height="0.5cm" svg:x="1.6cm" svg:y="6.4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cm" svg:height="0.5cm" svg:x="10.2cm" svg:y="4.3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cm" svg:height="0.5cm" svg:x="10.2cm" svg:y="4.9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cm" svg:height="0.5cm" svg:x="10.2cm" svg:y="5.5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0.5cm" svg:x="12.1cm" svg:y="3.7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0.5cm" svg:x="12.1cm" svg:y="4.3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0.5cm" svg:x="12.1cm" svg:y="4.9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0.5cm" svg:x="12.1cm" svg:y="5.5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cm" svg:height="0.5cm" svg:x="10.2cm" svg:y="7.6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cm" svg:height="0.5cm" svg:x="10.2cm" svg:y="9.8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0.5cm" svg:x="12cm" svg:y="7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0.5cm" svg:x="12cm" svg:y="7.6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0.5cm" svg:x="12cm" svg:y="8.2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0.5cm" svg:x="12cm" svg:y="9.2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0.5cm" svg:x="12cm" svg:y="9.8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0.5cm" svg:x="12cm" svg:y="10.4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2cm" svg:x="13.9cm" svg:y="6.8cm">
          <text:p text:style-name="P3"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614cm" svg:height="0.683cm" draw:transform="rotate (1.572018057271) translate (14.82cm 6.3cm)">
          <draw:text-box>
            <text:p text:style-name="P3"><text:span text:style-name="T4">Rasterlayer</text:span></text:p>
          </draw:text-box>
        </draw:frame>
        <draw:frame draw:style-name="gr6" draw:text-style-name="P7" draw:layer="layout" svg:width="2.614cm" svg:height="0.683cm" draw:transform="rotate (1.572018057271) translate (14.821cm 10.501cm)">
          <draw:text-box>
            <text:p text:style-name="P3"><text:span text:style-name="T4">Vektorlayer</text:span></text:p>
          </draw:text-box>
        </draw:frame>
        <draw:line draw:style-name="gr9" draw:text-style-name="P1" draw:layer="layout" svg:x1="2.5cm" svg:y1="8cm" svg:x2="2.5cm" svg:y2="8cm">
          <text:p text:style-name="P3"/>
        </draw:line>
        <draw:line draw:style-name="gr10" draw:text-style-name="P1" draw:layer="layout" svg:x1="5.2cm" svg:y1="6.7cm" svg:x2="5cm" svg:y2="6.7cm">
          <text:p text:style-name="P3"/>
        </draw:line>
        <draw:line draw:style-name="gr10" draw:text-style-name="P1" draw:layer="layout" svg:x1="7.5cm" svg:y1="6.7cm" svg:x2="7.3cm" svg:y2="6.7cm">
          <text:p text:style-name="P3"/>
        </draw:line>
        <draw:custom-shape draw:style-name="gr1" draw:text-style-name="P1" draw:layer="layout" svg:width="2.4cm" svg:height="0.5cm" svg:x="7.5cm" svg:y="3.601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598cm" svg:height="0.607cm" svg:x="7.4cm" svg:y="3.601cm">
          <draw:text-box>
            <text:p text:style-name="P3"><text:span text:style-name="T3">/PERMANENT</text:span></text:p>
          </draw:text-box>
        </draw:frame>
        <draw:line draw:style-name="gr10" draw:text-style-name="P1" draw:layer="layout" svg:x1="9.2cm" svg:y1="6.7cm" svg:x2="9cm" svg:y2="6.7cm">
          <text:p text:style-name="P3"/>
        </draw:line>
        <draw:line draw:style-name="gr11" draw:text-style-name="P1" draw:layer="layout" svg:x1="9.2cm" svg:y1="4.7cm" svg:x2="9.2cm" svg:y2="10.1cm">
          <text:p text:style-name="P3"/>
        </draw:line>
        <draw:line draw:style-name="gr10" draw:text-style-name="P1" draw:layer="layout" svg:x1="10.2cm" svg:y1="4.7cm" svg:x2="9.2cm" svg:y2="4.7cm">
          <text:p text:style-name="P3"/>
        </draw:line>
        <draw:line draw:style-name="gr10" draw:text-style-name="P1" draw:layer="layout" svg:x1="9.2cm" svg:y1="6.7cm" svg:x2="9cm" svg:y2="6.7cm">
          <text:p text:style-name="P3"/>
        </draw:line>
        <draw:line draw:style-name="gr10" draw:text-style-name="P1" draw:layer="layout" svg:x1="10.2cm" svg:y1="5.2cm" svg:x2="9.2cm" svg:y2="5.2cm">
          <text:p text:style-name="P3"/>
        </draw:line>
        <draw:line draw:style-name="gr10" draw:text-style-name="P1" draw:layer="layout" svg:x1="10.2cm" svg:y1="5.7cm" svg:x2="9.2cm" svg:y2="5.7cm">
          <text:p text:style-name="P3"/>
        </draw:line>
        <draw:line draw:style-name="gr10" draw:text-style-name="P1" draw:layer="layout" svg:x1="11.9cm" svg:y1="6.2cm" svg:x2="9.2cm" svg:y2="6.2cm">
          <text:p text:style-name="P3"/>
        </draw:line>
        <draw:line draw:style-name="gr10" draw:text-style-name="P1" draw:layer="layout" svg:x1="10.2cm" svg:y1="7.8cm" svg:x2="9.2cm" svg:y2="7.8cm">
          <text:p text:style-name="P3"/>
        </draw:line>
        <draw:line draw:style-name="gr10" draw:text-style-name="P1" draw:layer="layout" svg:x1="10.2cm" svg:y1="10.1cm" svg:x2="9.2cm" svg:y2="10.1cm">
          <text:p text:style-name="P3"/>
        </draw:line>
        <draw:line draw:style-name="gr11" draw:text-style-name="P1" draw:layer="layout" svg:x1="6.5cm" svg:y1="3.9cm" svg:x2="6.5cm" svg:y2="6.4cm">
          <text:p text:style-name="P3"/>
        </draw:line>
        <draw:line draw:style-name="gr10" draw:text-style-name="P1" draw:layer="layout" svg:x1="7.5cm" svg:y1="3.9cm" svg:x2="6.5cm" svg:y2="3.9cm">
          <text:p text:style-name="P3"/>
        </draw:line>
        <draw:line draw:style-name="gr11" draw:text-style-name="P1" draw:layer="layout" svg:x1="11.9cm" svg:y1="3.9cm" svg:x2="11.9cm" svg:y2="6.2cm">
          <text:p text:style-name="P3"/>
        </draw:line>
        <draw:line draw:style-name="gr10" draw:text-style-name="P1" draw:layer="layout" svg:x1="12.1cm" svg:y1="5.7cm" svg:x2="11.9cm" svg:y2="5.7cm">
          <text:p text:style-name="P3"/>
        </draw:line>
        <draw:line draw:style-name="gr10" draw:text-style-name="P1" draw:layer="layout" svg:x1="12.1cm" svg:y1="5.2cm" svg:x2="11.9cm" svg:y2="5.2cm">
          <text:p text:style-name="P3"/>
        </draw:line>
        <draw:line draw:style-name="gr10" draw:text-style-name="P1" draw:layer="layout" svg:x1="12.1cm" svg:y1="4.5cm" svg:x2="11.9cm" svg:y2="4.5cm">
          <text:p text:style-name="P3"/>
        </draw:line>
        <draw:line draw:style-name="gr10" draw:text-style-name="P1" draw:layer="layout" svg:x1="12.1cm" svg:y1="3.9cm" svg:x2="11.9cm" svg:y2="3.9cm">
          <text:p text:style-name="P3"/>
        </draw:line>
        <draw:line draw:style-name="gr10" draw:text-style-name="P1" draw:layer="layout" svg:x1="12cm" svg:y1="7.3cm" svg:x2="11.8cm" svg:y2="7.3cm">
          <text:p text:style-name="P3"/>
        </draw:line>
        <draw:line draw:style-name="gr10" draw:text-style-name="P1" draw:layer="layout" svg:x1="12cm" svg:y1="7.9cm" svg:x2="11.8cm" svg:y2="7.9cm">
          <text:p text:style-name="P3"/>
        </draw:line>
        <draw:line draw:style-name="gr10" draw:text-style-name="P1" draw:layer="layout" svg:x1="12cm" svg:y1="8.5cm" svg:x2="11.8cm" svg:y2="8.5cm">
          <text:p text:style-name="P3"/>
        </draw:line>
        <draw:line draw:style-name="gr10" draw:text-style-name="P1" draw:layer="layout" svg:x1="12cm" svg:y1="9.5cm" svg:x2="11.8cm" svg:y2="9.5cm">
          <text:p text:style-name="P3"/>
        </draw:line>
        <draw:line draw:style-name="gr10" draw:text-style-name="P1" draw:layer="layout" svg:x1="12cm" svg:y1="10.1cm" svg:x2="11.8cm" svg:y2="10.1cm">
          <text:p text:style-name="P3"/>
        </draw:line>
        <draw:line draw:style-name="gr10" draw:text-style-name="P1" draw:layer="layout" svg:x1="12cm" svg:y1="10.7cm" svg:x2="11.8cm" svg:y2="10.7cm">
          <text:p text:style-name="P3"/>
        </draw:line>
        <draw:line draw:style-name="gr10" draw:text-style-name="P1" draw:layer="layout" svg:x1="13.9cm" svg:y1="7.9cm" svg:x2="13.7cm" svg:y2="7.9cm">
          <text:p text:style-name="P3"/>
        </draw:line>
        <draw:line draw:style-name="gr11" draw:text-style-name="P1" draw:layer="layout" svg:x1="11.8cm" svg:y1="7.3cm" svg:x2="11.8cm" svg:y2="8.5cm">
          <text:p text:style-name="P3"/>
        </draw:line>
        <draw:line draw:style-name="gr11" draw:text-style-name="P1" draw:layer="layout" svg:x1="11.8cm" svg:y1="9.5cm" svg:x2="11.8cm" svg:y2="10.7cm">
          <text:p text:style-name="P3"/>
        </draw:line>
        <draw:line draw:style-name="gr10" draw:text-style-name="P1" draw:layer="layout" svg:x1="11.8cm" svg:y1="7.9cm" svg:x2="11.6cm" svg:y2="7.9cm">
          <text:p text:style-name="P3"/>
        </draw:line>
        <draw:line draw:style-name="gr10" draw:text-style-name="P1" draw:layer="layout" svg:x1="11.8cm" svg:y1="10.1cm" svg:x2="11.6cm" svg:y2="10.1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2T13:23:14</meta:creation-date>
    <dc:date>2009-02-14T09:39:54</dc:date>
    <meta:editing-cycles>3</meta:editing-cycles>
    <meta:editing-duration>PT45M46S</meta:editing-duration>
    <meta:user-defined meta:name="Info 1"/>
    <meta:user-defined meta:name="Info 2"/>
    <meta:user-defined meta:name="Info 3"/>
    <meta:user-defined meta:name="Info 4"/>
    <meta:document-statistic meta:object-count="87"/>
  </office:meta>
</office:document-meta>
</file>